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5,4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5,1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5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string" calcext:value-type="string">
            <text:p>12,6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1,4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string" calcext:value-type="string">
            <text:p>12,6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string" calcext:value-type="string">
            <text:p>12,5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0,9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1,1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1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0,8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2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0,2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6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1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3,0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0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4,9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4,6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4,6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5,0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4,9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6,0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7,3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7,0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3,1 %</text:p>
          </table:table-cell>
          <table:table-cell office:value-type="string" calcext:value-type="string">
            <text:p>+ 8,0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6,7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string" calcext:value-type="string">
            <text:p>11,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5,1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string" calcext:value-type="string">
            <text:p>11,8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string" calcext:value-type="string">
            <text:p>11,8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4,3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string" calcext:value-type="string">
            <text:p>11,7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string" calcext:value-type="string">
            <text:p>11,6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string" calcext:value-type="string">
            <text:p>11,5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2,6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+ 0,4 %</text:p>
          </table:table-cell>
          <table:table-cell table:number-columns-repeated="2"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2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2,9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3,5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5,2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6,2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6,0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6,8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7,2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string" calcext:value-type="string">
            <text:p>11,0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4,9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string" calcext:value-type="string">
            <text:p>10,8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5,2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3,5 %</text:p>
          </table:table-cell>
          <table:table-cell office:value-type="string" calcext:value-type="string">
            <text:p>+ 6,4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3,1 %</text:p>
          </table:table-cell>
          <table:table-cell office:value-type="string" calcext:value-type="string">
            <text:p>+ 6,5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string" calcext:value-type="string">
            <text:p>10,7 €/m2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5,7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4,9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5,2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6,0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6,1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5,6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6,1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string" calcext:value-type="string">
            <text:p>10,3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5,0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string" calcext:value-type="string">
            <text:p>10,2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string" calcext:value-type="string">
            <text:p>10,1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2,9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string" calcext:value-type="string">
            <text:p>10,0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string" calcext:value-type="string">
            <text:p>10,0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7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6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0,6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6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0,0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0,5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4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2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1,3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0,0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3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0,8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string" calcext:value-type="string">
            <text:p>9,8 €/m2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- 0,2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9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3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string" calcext:value-type="string">
            <text:p>9,6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3,9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string" calcext:value-type="string">
            <text:p>9,7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4,0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4,4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4,6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6,1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string" calcext:value-type="string">
            <text:p>9,8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7,7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8,2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8,4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8,4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9,0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8,5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string" calcext:value-type="string">
            <text:p>9,9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3,3 %</text:p>
          </table:table-cell>
          <table:table-cell office:value-type="string" calcext:value-type="string">
            <text:p>- 9,3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string" calcext:value-type="string">
            <text:p>10,0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2 %</text:p>
          </table:table-cell>
          <table:table-cell office:value-type="string" calcext:value-type="string">
            <text:p>- 8,5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string" calcext:value-type="string">
            <text:p>10,1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3,6 %</text:p>
          </table:table-cell>
          <table:table-cell office:value-type="string" calcext:value-type="string">
            <text:p>- 8,2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string" calcext:value-type="string">
            <text:p>10,3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3,7 %</text:p>
          </table:table-cell>
          <table:table-cell office:value-type="string" calcext:value-type="string">
            <text:p>- 7,7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string" calcext:value-type="string">
            <text:p>10,3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8 %</text:p>
          </table:table-cell>
          <table:table-cell office:value-type="string" calcext:value-type="string">
            <text:p>- 7,6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string" calcext:value-type="string">
            <text:p>10,7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3,9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string" calcext:value-type="string">
            <text:p>10,8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2,2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string" calcext:value-type="string">
            <text:p>10,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0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string" calcext:value-type="string">
            <text:p>10,8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2,6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string" calcext:value-type="string">
            <text:p>10,8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string" calcext:value-type="string">
            <text:p>11,0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3,8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6,8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6,4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6,6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8,3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string" calcext:value-type="string">
            <text:p>11,0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8,1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string" calcext:value-type="string">
            <text:p>11,0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6,4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string" calcext:value-type="string">
            <text:p>11,0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string" calcext:value-type="string">
            <text:p>10,9 €/m2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18,8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6,6 %</text:p>
          </table:table-cell>
          <table:table-cell office:value-type="string" calcext:value-type="string">
            <text:p>+ 23,7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string" calcext:value-type="string">
            <text:p>10,7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15,8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string" calcext:value-type="string">
            <text:p>10,6 €/m2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1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3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string" calcext:value-type="string">
            <text:p>10,5 €/m2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-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string" calcext:value-type="string">
            <text:p>10,2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string" calcext:value-type="string">
            <text:p>10,2 €/m2</text:p>
          </table:table-cell>
          <table:table-cell office:value-type="string" calcext:value-type="string">
            <text:p>- 4,4 %</text:p>
          </table:table-cell>
          <table:table-cell office:value-type="string" calcext:value-type="string">
            <text:p>- 2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string" calcext:value-type="string">
            <text:p>10,6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16,1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6,3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string" calcext:value-type="string">
            <text:p>10,4 €/m2</text:p>
          </table:table-cell>
          <table:table-cell office:value-type="string" calcext:value-type="string">
            <text:p>+ 13,7 %</text:p>
          </table:table-cell>
          <table:table-cell office:value-type="string" calcext:value-type="string">
            <text:p>+ 12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string" calcext:value-type="string">
            <text:p>9,2 €/m2</text:p>
          </table:table-cell>
          <table:table-cell office:value-type="string" calcext:value-type="string">
            <text:p>+ 2,2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string" calcext:value-type="string">
            <text:p>9,0 €/m2</text:p>
          </table:table-cell>
          <table:table-cell office:value-type="string" calcext:value-type="string">
            <text:p>- 3,3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string" calcext:value-type="string">
            <text:p>9,3 €/m2</text:p>
          </table:table-cell>
          <table:table-cell table:number-columns-repeated="3" table:style-name="ce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6:04.055156779</meta:creation-date>
    <dc:date>2023-03-16T19:56:56.695803241</dc:date>
    <meta:editing-duration>PT53S</meta:editing-duration>
    <meta:editing-cycles>1</meta:editing-cycles>
    <meta:document-statistic meta:table-count="1" meta:cell-count="785" meta:object-count="0"/>
    <meta:generator>LibreOffice/7.3.7.2$Linux_X86_64 LibreOffice_project/30$Build-2</meta:generator>
  </office:meta>
</office:document-meta>
</file>